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Percent" style:data-style-name="N13"/>
    <style:style style:name="ce18" style:family="table-cell" style:parent-style-name="Percent" style:data-style-name="N37"/>
    <style:style style:name="ce19" style:family="table-cell" style:parent-style-name="Percent" style:data-style-name="N13"/>
    <style:style style:name="ce20" style:family="table-cell" style:parent-style-name="Default" style:data-style-name="N36">
      <style:table-cell-properties fo:border="thin solid #000000"/>
    </style:style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3.466041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_largest_10_donor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1: The ten largest humanitarian donors to Somali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9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This chart does not include Various Donors (details not yet provided) (US$43.5 million) and Allocation of unearmarked funds by WFP (US$14.3 million). EU Institutions comprises of funding from European Commission's Humanitarian Aid and Civil Protection Department (US$51.9 million) and European Commission (US$1 million). CERF: Central Emergency Response Fund; CHF: Common Humanitarian Fund; UK: United Kingdom.<text:s/>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xmlns:presentation="urn:oasis:names:tc:opendocument:xmlns:presentation:1.0" draw:z-index="1" draw:id="id0" draw:style-name="a0" draw:name="Chart 1" svg:x="0.34375in" svg:y="0.125in" svg:width="5.02083in" svg:height="3.10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3"/>
          <table:table-cell office:value-type="string" table:style-name="ce9">
            <text:p>US$ millions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2">
            <text:p>Donor</text:p>
          </table:table-cell>
          <table:table-cell office:value-type="float" office:value="2016" table:style-name="ce14">
            <text:p>2016</text:p>
          </table:table-cell>
          <table:table-cell table:number-columns-repeated="3"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US</text:p>
          </table:table-cell>
          <table:table-cell office:value-type="float" office:value="81.785077999999999" table:style-name="ce10">
            <text:p>81.8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UK</text:p>
          </table:table-cell>
          <table:table-cell office:value-type="float" office:value="55.553967999999998" table:style-name="ce10">
            <text:p>55.6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EU Institutions</text:p>
          </table:table-cell>
          <table:table-cell office:value-type="float" office:value="52.898581" table:style-name="ce10">
            <text:p>52.9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Germany</text:p>
          </table:table-cell>
          <table:table-cell office:value-type="float" office:value="46.185062000000002" table:style-name="ce10">
            <text:p>46.2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5">
            <text:p>Canada</text:p>
          </table:table-cell>
          <table:table-cell office:value-type="float" office:value="20.527805000000001" table:style-name="ce10">
            <text:p>20.5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5">
            <text:p>Japan</text:p>
          </table:table-cell>
          <table:table-cell office:value-type="float" office:value="17.851597000000002" table:style-name="ce10">
            <text:p>17.9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5">
            <text:p>Sweden</text:p>
          </table:table-cell>
          <table:table-cell office:value-type="float" office:value="16.908911" table:style-name="ce10">
            <text:p>16.9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string" table:style-name="ce5">
            <text:p>CERF</text:p>
          </table:table-cell>
          <table:table-cell office:value-type="float" office:value="12.885332" table:style-name="ce10">
            <text:p>12.9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string" table:style-name="ce5">
            <text:p>CHF</text:p>
          </table:table-cell>
          <table:table-cell office:value-type="float" office:value="9.5092649999999992" table:style-name="ce10">
            <text:p>9.5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string" table:style-name="ce7">
            <text:p>Denmark</text:p>
          </table:table-cell>
          <table:table-cell office:value-type="float" office:value="7.6754290000000003" table:style-name="ce11">
            <text:p>7.7</text:p>
          </table:table-cell>
          <table:table-cell table:style-name="ce2"/>
          <table:table-cell table:style-name="ce1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3" table:style-name="ce1"/>
          <table:table-cell table:style-name="ce17"/>
          <table:table-cell table:number-columns-repeated="16376"/>
        </table:table-row>
        <table:table-row table:number-rows-repeated="1048555" table:style-name="ro1">
          <table:table-cell table:number-columns-repeated="16384"/>
        </table:table-row>
      </table:table>
      <table:table table:name="fig_2_channels_of_delivery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2: Channels of delivery of international humanitarian assistance to Somali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9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NGOs: Non-governmental organisations.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um of USD committed/contributed millions</text:p>
          </table:table-cell>
          <table:table-cell office:value-type="string" table:style-name="ce1">
            <text:p>Emergency yea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4">
            <text:p>Appealing Agency <text:s/>type</text:p>
          </table:table-cell>
          <table:table-cell office:value-type="float" office:value="2016" table:style-name="ce13">
            <text:p>2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5">
            <text:p>Government</text:p>
          </table:table-cell>
          <table:table-cell office:value-type="float" office:value="0.34090300000000001" table:style-name="ce6">
            <text:p>0.3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NGOs</text:p>
          </table:table-cell>
          <table:table-cell office:value-type="float" office:value="81.865189999999998" table:style-name="ce6">
            <text:p>81.9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Other</text:p>
          </table:table-cell>
          <table:table-cell office:value-type="float" office:value="19.273713000000001" table:style-name="ce6">
            <text:p>19.3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Private Orgs. &amp; Foundations</text:p>
          </table:table-cell>
          <table:table-cell office:value-type="float" office:value="6.4683349999999997" table:style-name="ce6">
            <text:p>6.5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"/>
          <table:table-cell office:value-type="string" table:style-name="ce15">
            <text:p>Red Cross / Red Crescent</text:p>
          </table:table-cell>
          <table:table-cell office:value-type="float" office:value="36.901812999999997" table:style-name="ce6">
            <text:p>36.9</text:p>
          </table:table-cell>
          <table:table-cell table:style-name="ce18"/>
          <table:table-cell table:number-columns-repeated="16380"/>
        </table:table-row>
        <table:table-row table:style-name="ro1">
          <table:table-cell table:style-name="ce1"/>
          <table:table-cell office:value-type="string" table:style-name="ce16">
            <text:p>UN Agencies</text:p>
          </table:table-cell>
          <table:table-cell office:value-type="float" office:value="275.99748199999999" table:style-name="ce8">
            <text:p>276.0</text:p>
          </table:table-cell>
          <table:table-cell table:style-name="ce18"/>
          <table:table-cell table:number-columns-repeated="16380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Chart 1" svg:x="0.02083in" svg:y="0.0625in" svg:width="5.01875in" svg:height="3.10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3_CERF_by_sector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3: CERF allocation to Somalia 2016, by sector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Source: Development Initiatives based on UN OCHA FTS data. Data downloaded and compiled 19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xmlns:presentation="urn:oasis:names:tc:opendocument:xmlns:presentation:1.0" draw:z-index="1" draw:id="id2" draw:style-name="a2" draw:name="Chart 1" svg:x="0.125in" svg:y="0.09375in" svg:width="5in" svg:height="3.1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Donor</text:p>
          </table:table-cell>
          <table:table-cell office:value-type="string" table:style-name="ce1">
            <text:p>Central Emergency Response F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um of USD committed/contributed</text:p>
          </table:table-cell>
          <table:table-cell office:value-type="string" table:style-name="ce4">
            <text:p>Emergency ye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IASC Standard Sector</text:p>
          </table:table-cell>
          <table:table-cell office:value-type="float" office:value="2016" table:style-name="ce13">
            <text:p>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Health</text:p>
          </table:table-cell>
          <table:table-cell office:value-type="float" office:value="5.9961200000000003" table:style-name="ce6">
            <text:p>6.0</text:p>
          </table:table-cell>
          <table:table-cell table:style-name="ce18"/>
          <table:table-cell table:number-columns-repeated="16381"/>
        </table:table-row>
        <table:table-row table:style-name="ro1">
          <table:table-cell office:value-type="string" table:style-name="ce15">
            <text:p>Water and Sanitation</text:p>
          </table:table-cell>
          <table:table-cell office:value-type="float" office:value="3.0053719999999999" table:style-name="ce6">
            <text:p>3.0</text:p>
          </table:table-cell>
          <table:table-cell table:style-name="ce18"/>
          <table:table-cell table:number-columns-repeated="16381"/>
        </table:table-row>
        <table:table-row table:style-name="ro1">
          <table:table-cell office:value-type="string" table:style-name="ce15">
            <text:p>Food</text:p>
          </table:table-cell>
          <table:table-cell office:value-type="float" office:value="2.0048119999999998" table:style-name="ce6">
            <text:p>2.0</text:p>
          </table:table-cell>
          <table:table-cell table:style-name="ce18"/>
          <table:table-cell table:number-columns-repeated="16381"/>
        </table:table-row>
        <table:table-row table:style-name="ro1">
          <table:table-cell office:value-type="string" table:style-name="ce15">
            <text:p>Agriculture</text:p>
          </table:table-cell>
          <table:table-cell office:value-type="float" office:value="1.5" table:style-name="ce6">
            <text:p>1.5</text:p>
          </table:table-cell>
          <table:table-cell table:style-name="ce18"/>
          <table:table-cell table:number-columns-repeated="16381"/>
        </table:table-row>
        <table:table-row table:style-name="ro1">
          <table:table-cell office:value-type="string" table:style-name="ce16">
            <text:p>Coordination and support services</text:p>
          </table:table-cell>
          <table:table-cell office:value-type="float" office:value="0.37902799999999998" table:style-name="ce8">
            <text:p>0.4</text:p>
          </table:table-cell>
          <table:table-cell table:style-name="ce18"/>
          <table:table-cell table:number-columns-repeated="1638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fig_4_pooled_funding_2012-16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4: Pooled funding to Somalia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OCHA FTS data and CERF. Data downloaded 19 October 2016. 2016 data on SHF derived from OCHA funding update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1">
            <text:p>SHF: Somalia Humanitarian Fund; CERF: Central Emergency Response Fund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 millions</text:p>
          </table:table-cell>
          <table:table-cell office:value-type="string" table:style-name="ce1">
            <text:p>Emergency ye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Donor</text:p>
          </table:table-cell>
          <table:table-cell office:value-type="float" office:value="2012" table:style-name="ce25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13">
            <text:p>2016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CERF</text:p>
          </table:table-cell>
          <table:table-cell office:value-type="float" office:value="0" table:style-name="ce22">
            <text:p>0</text:p>
          </table:table-cell>
          <table:table-cell office:value-type="float" office:value="21.203012999999999" table:style-name="ce23">
            <text:p>21.2</text:p>
          </table:table-cell>
          <table:table-cell office:value-type="float" office:value="21.443999000000002" table:style-name="ce23">
            <text:p>21.4</text:p>
          </table:table-cell>
          <table:table-cell office:value-type="float" office:value="25.289318000000002" table:style-name="ce23">
            <text:p>25.3</text:p>
          </table:table-cell>
          <table:table-cell office:value-type="float" office:value="12.885332" table:style-name="ce6">
            <text:p>12.9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SHF</text:p>
          </table:table-cell>
          <table:table-cell office:value-type="float" office:value="44.405622000000001" table:style-name="ce24">
            <text:p>44.4</text:p>
          </table:table-cell>
          <table:table-cell office:value-type="float" office:value="77.022727000000003" table:style-name="ce24">
            <text:p>77.0</text:p>
          </table:table-cell>
          <table:table-cell office:value-type="float" office:value="33.746918000000001" table:style-name="ce24">
            <text:p>33.7</text:p>
          </table:table-cell>
          <table:table-cell office:value-type="float" office:value="32.412025" table:style-name="ce24">
            <text:p>32.4</text:p>
          </table:table-cell>
          <table:table-cell office:value-type="float" office:value="24" table:style-name="ce8">
            <text:p>24.0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3" draw:style-name="a3" draw:name="Chart 1" svg:x="0.5in" svg:y="0.0625in" svg:width="5in" svg:height="3.106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fig_5_funding_by_sector" table:style-name="ta1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5: Humanitarian funding to Somalia 2016, by sec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and compiled 19 October 2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21">
            <text:p>Other' comprises of Agriculture (US$17.6 million), Shelter and non-food items (US$12.9 million), Mine action (US$4.8 million), Education (US$3.2 million), Safety and security of staff and operations (US$1.3 million)</text:p>
          </table:table-cell>
          <table:table-cell table:number-columns-repeated="16382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</text:p>
          </table:table-cell>
          <table:table-cell office:value-type="string" table:style-name="ce1">
            <text:p>Emergency year</text:p>
          </table:table-cell>
          <table:table-cell/>
          <table:table-cell table:style-name="ce1">
            <draw:frame xmlns:presentation="urn:oasis:names:tc:opendocument:xmlns:presentation:1.0" draw:z-index="1" draw:id="id4" draw:style-name="a4" draw:name="Chart 4" svg:x="0.17708in" svg:y="0.04167in" svg:width="4.0625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2">
            <text:p>IASC Standard Sector</text:p>
          </table:table-cell>
          <table:table-cell office:value-type="float" office:value="2016" table:style-name="ce14">
            <text:p>201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ctor not yet specified</text:p>
          </table:table-cell>
          <table:table-cell office:value-type="float" office:value="146.596765" table:style-name="ce10">
            <text:p>146.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ood</text:p>
          </table:table-cell>
          <table:table-cell office:value-type="float" office:value="85.835123999999993" table:style-name="ce10">
            <text:p>85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ealth</text:p>
          </table:table-cell>
          <table:table-cell office:value-type="float" office:value="51.140723000000001" table:style-name="ce10">
            <text:p>51.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tection/Human rights/Rule of law</text:p>
          </table:table-cell>
          <table:table-cell office:value-type="float" office:value="26.749151000000001" table:style-name="ce10">
            <text:p>26.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conomic recovery and infrastructure</text:p>
          </table:table-cell>
          <table:table-cell office:value-type="float" office:value="26.118300999999999" table:style-name="ce10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ordination and support services</text:p>
          </table:table-cell>
          <table:table-cell office:value-type="float" office:value="23.016835" table:style-name="ce10">
            <text:p>23.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ter and Sanitation</text:p>
          </table:table-cell>
          <table:table-cell office:value-type="float" office:value="21.612335999999999" table:style-name="ce10">
            <text:p>21.6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ther</text:p>
          </table:table-cell>
          <table:table-cell office:value-type="float" office:value="39.778201000000003" table:formula="msoxl:=SUM(B20:B24)" table:style-name="ce20">
            <text:p>39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griculture</text:p>
          </table:table-cell>
          <table:table-cell office:value-type="float" office:value="17.636827" table:style-name="ce10">
            <text:p>17.6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helter and non-food items</text:p>
          </table:table-cell>
          <table:table-cell office:value-type="float" office:value="12.881466" table:style-name="ce10">
            <text:p>12.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ine action</text:p>
          </table:table-cell>
          <table:table-cell office:value-type="float" office:value="4.7742420000000001" table:style-name="ce10">
            <text:p>4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cation</text:p>
          </table:table-cell>
          <table:table-cell office:value-type="float" office:value="3.2204709999999999" table:style-name="ce10">
            <text:p>3.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afety and security of staff and operations</text:p>
          </table:table-cell>
          <table:table-cell office:value-type="float" office:value="1.2651950000000001" table:style-name="ce11">
            <text:p>1.3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table table:name="fig_6_trends_2012-16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Figure 6: International humanitarian assistance to Somalia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19 Octo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um of USD committed/contributed millions</text:p>
          </table:table-cell>
          <table:table-cell office:value-type="string" table:style-name="ce1">
            <text:p>Emergency year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float" office:value="2012" table:style-name="ce12">
            <text:p>2012</text:p>
          </table:table-cell>
          <table:table-cell office:value-type="float" office:value="2013" table:style-name="ce25">
            <text:p>2013</text:p>
          </table:table-cell>
          <table:table-cell office:value-type="float" office:value="2014" table:style-name="ce25">
            <text:p>2014</text:p>
          </table:table-cell>
          <table:table-cell office:value-type="float" office:value="2015" table:style-name="ce25">
            <text:p>2015</text:p>
          </table:table-cell>
          <table:table-cell office:value-type="float" office:value="2016" table:style-name="ce13">
            <text:p>2016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Total</text:p>
          </table:table-cell>
          <table:table-cell office:value-type="float" office:value="796.063851" table:style-name="ce26">
            <text:p>796.1</text:p>
          </table:table-cell>
          <table:table-cell office:value-type="float" office:value="716.79606999999999" table:style-name="ce24">
            <text:p>716.8</text:p>
          </table:table-cell>
          <table:table-cell office:value-type="float" office:value="671.86680200000001" table:style-name="ce24">
            <text:p>671.9</text:p>
          </table:table-cell>
          <table:table-cell office:value-type="float" office:value="602.03182700000002" table:style-name="ce24">
            <text:p>602.0</text:p>
          </table:table-cell>
          <table:table-cell office:value-type="float" office:value="420.84743600000002" table:style-name="ce8">
            <text:p>420.8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5" draw:style-name="a5" draw:name="Chart 1" svg:x="0.61458in" svg:y="0.07292in" svg:width="5in" svg:height="3.106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Simon M</dc:creator>
    <meta:creation-date>2006-11-14T14:07:21Z</meta:creation-date>
    <dc:date>2016-10-21T07:24:37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1.5pt" chart:style-name="Crt0">
        <chart:plot-area svg:x="22.77629921259842pt" svg:y="5.393228346456693pt" svg:width="327.6777952755905pt" svg:height="215.9048818897638pt" chart:style-name="Plt0">
          <chart:axis chart:dimension="x" chart:name="primary-x" chart:style-name="Axs0">
            <chart:categories table:cell-range-address="fig_1_largest_10_donors.$E$10:.$E$19"/>
          </chart:axis>
          <chart:axis chart:dimension="y" chart:name="primary-y" chart:style-name="Axs1">
            <chart:title svg:x="3.404094488188976pt" svg:y="36.73740157480315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1_largest_10_donors.$F$10:.$F$19" chart:class="chart:bar" chart:attached-axis="primary-y" chart:style-name="G0S0">
            <chart:data-point chart:style-name="G0S0P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14">
      <style:chart-properties chart:link-data-style-to-source="fals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14">
      <style:chart-properties chart:link-data-style-to-source="fals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14">
      <style:chart-properties chart:link-data-style-to-source="fals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14">
      <style:chart-properties chart:link-data-style-to-source="fals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14">
      <style:chart-properties chart:link-data-style-to-source="fals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14">
      <style:chart-properties chart:link-data-style-to-source="fals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14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65pt" svg:width="361.35pt" chart:style-name="Crt0">
        <chart:plot-area svg:x="93.85062992125983pt" svg:y="31.58023622047244pt" svg:width="183.6862204724409pt" svg:height="189.4812598425197pt" chart:style-name="Plt0">
          <chart:axis chart:dimension="x">
            <chart:categories table:cell-range-address="fig_2_channels_of_delivery.$B$11:.$B$16"/>
          </chart:axis>
          <chart:axis chart:dimension="y"/>
          <chart:series chart:values-cell-range-address="fig_2_channels_of_delivery.$C$11:.$C$1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65pt" svg:width="360.0pt" chart:style-name="Crt0">
        <chart:plot-area chart:style-name="Plt0">
          <chart:axis chart:dimension="x">
            <chart:categories table:cell-range-address="fig_3_CERF_by_sector.$A$11:.$A$15"/>
          </chart:axis>
          <chart:axis chart:dimension="y"/>
          <chart:series chart:values-cell-range-address="fig_3_CERF_by_sector.$B$11:.$B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legend chart:legend-position="end" chart:legend-align="center" chart:style-name="Lgnd"/>
        <chart:plot-area svg:x="18.0pt" svg:y="5.393228346456693pt" svg:width="287.7755118110236pt" svg:height="212.3695275590551pt" chart:style-name="Plt0">
          <chart:axis chart:dimension="x" chart:name="primary-x" chart:style-name="Axs0">
            <chart:categories table:cell-range-address="fig_4_pooled_funding_2012-16.$B$8:.$F$8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4_pooled_funding_2012-16.$A$9" chart:values-cell-range-address="fig_4_pooled_funding_2012-16.$B$9:.$F$9" chart:class="chart:bar" chart:attached-axis="primary-y" chart:style-name="G0S0">
            <chart:data-point chart:style-name="G0S0P0"/>
            <chart:data-point chart:repeated="4"/>
          </chart:series>
          <chart:series chart:label-cell-address="fig_4_pooled_funding_2012-16.$A$10" chart:values-cell-range-address="fig_4_pooled_funding_2012-16.$B$10:.$F$10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P7">
      <style:graphic-properties draw:fill="solid" draw:fill-color="#d19392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65pt" svg:width="292.5pt" chart:style-name="Crt0">
        <chart:plot-area svg:x="80.83724409448818pt" svg:y="21.93787401574803pt" svg:width="172.8125196850394pt" svg:height="178.9329921259842pt" chart:style-name="Plt0">
          <chart:axis chart:dimension="x">
            <chart:categories table:cell-range-address="fig_5_funding_by_sector.$A$12:.$A$19"/>
          </chart:axis>
          <chart:axis chart:dimension="y"/>
          <chart:series chart:values-cell-range-address="fig_5_funding_by_sector.$B$12:.$B$1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plot-area svg:x="18.59496062992126pt" svg:y="5.393228346456693pt" svg:width="323.1155118110236pt" svg:height="212.3695275590551pt" chart:style-name="Plt0">
          <chart:axis chart:dimension="x" chart:name="primary-x" chart:style-name="Axs0">
            <chart:categories table:cell-range-address="fig_6_trends_2012-16.$B$8:.$F$8"/>
          </chart:axis>
          <chart:axis chart:dimension="y" chart:name="primary-y" chart:style-name="Axs1">
            <chart:title svg:x="0.38992125984252pt" svg:y="74.95425196850393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6_trends_2012-16.$B$9:.$F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